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97d16"/>
    </style:style>
    <style:style style:name="P5" style:family="paragraph" style:parent-style-name="Standard">
      <style:text-properties fo:font-size="10pt" officeooo:paragraph-rsid="002779b8"/>
    </style:style>
    <style:style style:name="P6" style:family="paragraph" style:parent-style-name="Standard">
      <style:text-properties fo:font-size="10pt" officeooo:paragraph-rsid="002d7a5d"/>
    </style:style>
    <style:style style:name="P7" style:family="paragraph" style:parent-style-name="Standard">
      <style:text-properties fo:font-size="10pt" officeooo:paragraph-rsid="00338c98"/>
    </style:style>
    <style:style style:name="P8" style:family="paragraph" style:parent-style-name="Standard">
      <style:text-properties fo:color="#1c3687" fo:font-size="10pt" officeooo:paragraph-rsid="00125351"/>
    </style:style>
    <style:style style:name="P9" style:family="paragraph" style:parent-style-name="Standard">
      <style:text-properties fo:color="#1c3687" fo:font-size="10pt" officeooo:rsid="00125351" officeooo:paragraph-rsid="00125351"/>
    </style:style>
    <style:style style:name="P10" style:family="paragraph" style:parent-style-name="Standard">
      <style:text-properties fo:color="#1c3687" fo:font-size="10pt" officeooo:rsid="0012c2aa" officeooo:paragraph-rsid="0012c2aa"/>
    </style:style>
    <style:style style:name="P11" style:family="paragraph" style:parent-style-name="Standard">
      <style:text-properties fo:color="#1c3687" fo:font-size="10pt" officeooo:rsid="001cf08d" officeooo:paragraph-rsid="001cf08d"/>
    </style:style>
    <style:style style:name="P12" style:family="paragraph" style:parent-style-name="Standard">
      <style:text-properties fo:color="#1c3687" fo:font-size="10pt" officeooo:rsid="00197d16" officeooo:paragraph-rsid="00197d16"/>
    </style:style>
    <style:style style:name="P13" style:family="paragraph" style:parent-style-name="Standard">
      <style:text-properties fo:color="#1c3687" fo:font-size="10pt" officeooo:paragraph-rsid="001627da"/>
    </style:style>
    <style:style style:name="P14" style:family="paragraph" style:parent-style-name="Standard">
      <style:text-properties fo:color="#1c3687" fo:font-size="10pt" officeooo:paragraph-rsid="002d7a5d"/>
    </style:style>
    <style:style style:name="P15" style:family="paragraph" style:parent-style-name="Standard">
      <style:text-properties fo:color="#000000" fo:font-size="10pt" officeooo:paragraph-rsid="001627da"/>
    </style:style>
    <style:style style:name="P16" style:family="paragraph" style:parent-style-name="Standard">
      <style:text-properties fo:color="#000000" fo:font-size="10pt" officeooo:rsid="0024120e" officeooo:paragraph-rsid="0024120e"/>
    </style:style>
    <style:style style:name="P17" style:family="paragraph" style:parent-style-name="Standard">
      <style:text-properties fo:color="#00a65d" fo:font-size="10pt" officeooo:rsid="00125351" officeooo:paragraph-rsid="00125351"/>
    </style:style>
    <style:style style:name="P18" style:family="paragraph" style:parent-style-name="Standard">
      <style:text-properties fo:color="#00a65d" fo:font-size="10pt" officeooo:paragraph-rsid="00125351"/>
    </style:style>
    <style:style style:name="P19" style:family="paragraph" style:parent-style-name="Standard">
      <style:text-properties fo:color="#00a65d" fo:font-size="10pt" officeooo:paragraph-rsid="0012c2aa"/>
    </style:style>
    <style:style style:name="P20" style:family="paragraph" style:parent-style-name="Standard">
      <style:text-properties fo:color="#1c3687" fo:font-size="10pt" officeooo:rsid="00125351" officeooo:paragraph-rsid="00125351"/>
    </style:style>
    <style:style style:name="P21" style:family="paragraph" style:parent-style-name="Standard">
      <style:text-properties fo:color="#1c3687" fo:font-size="10pt" officeooo:rsid="002779b8" officeooo:paragraph-rsid="002779b8"/>
    </style:style>
    <style:style style:name="P22" style:family="paragraph" style:parent-style-name="Standard">
      <style:text-properties fo:color="#1c3687" fo:font-size="10pt" fo:font-weight="bold" officeooo:rsid="001627da" officeooo:paragraph-rsid="00197d16" style:font-weight-asian="bold" style:font-weight-complex="bold"/>
    </style:style>
    <style:style style:name="P23" style:family="paragraph" style:parent-style-name="Standard">
      <style:text-properties fo:color="#1c3687" fo:font-size="10pt" officeooo:rsid="002d7a5d" officeooo:paragraph-rsid="002d7a5d"/>
    </style:style>
    <style:style style:name="P24" style:family="paragraph" style:parent-style-name="Standard">
      <style:text-properties fo:color="#00b274" fo:font-size="10pt" officeooo:paragraph-rsid="00338c98"/>
    </style:style>
    <style:style style:name="P25" style:family="paragraph" style:parent-style-name="Standard">
      <style:text-properties fo:color="#00864b" fo:font-size="10pt" officeooo:paragraph-rsid="002d7a5d"/>
    </style:style>
    <style:style style:name="P26" style:family="paragraph" style:parent-style-name="Standard">
      <style:text-properties fo:font-size="10pt" officeooo:paragraph-rsid="0036fcdf"/>
    </style:style>
    <style:style style:name="P27" style:family="paragraph" style:parent-style-name="Standard">
      <style:text-properties fo:font-size="10pt" officeooo:paragraph-rsid="003c5c9c"/>
    </style:style>
    <style:style style:name="P28" style:family="paragraph" style:parent-style-name="Standard">
      <style:text-properties fo:font-size="10pt" officeooo:paragraph-rsid="003f8673"/>
    </style:style>
    <style:style style:name="P29" style:family="paragraph" style:parent-style-name="Standard">
      <style:text-properties fo:font-size="10pt" officeooo:paragraph-rsid="004a3784"/>
    </style:style>
    <style:style style:name="P30" style:family="paragraph" style:parent-style-name="Standard">
      <style:text-properties fo:font-size="10pt" officeooo:paragraph-rsid="004c3ad0"/>
    </style:style>
    <style:style style:name="P31" style:family="paragraph" style:parent-style-name="Standard">
      <style:text-properties fo:font-size="10pt" officeooo:paragraph-rsid="004d7e38"/>
    </style:style>
    <style:style style:name="P32" style:family="paragraph" style:parent-style-name="Standard">
      <style:text-properties fo:font-size="10pt" officeooo:paragraph-rsid="004ef7d7"/>
    </style:style>
    <style:style style:name="P33" style:family="paragraph" style:parent-style-name="Standard">
      <style:text-properties fo:color="#8f187c" fo:font-size="10pt" fo:font-weight="bold" officeooo:paragraph-rsid="003f8673" style:font-weight-asian="bold" style:font-weight-complex="bold"/>
    </style:style>
    <style:style style:name="P34" style:family="paragraph" style:parent-style-name="Standard">
      <style:text-properties fo:color="#8f187c" officeooo:paragraph-rsid="003f8673"/>
    </style:style>
    <style:style style:name="P35" style:family="paragraph" style:parent-style-name="Standard">
      <style:text-properties fo:color="#000000" fo:font-size="10pt" fo:font-weight="normal" officeooo:rsid="005057c2" officeooo:paragraph-rsid="005057c2" style:font-weight-asian="normal" style:font-weight-complex="normal"/>
    </style:style>
    <style:style style:name="T1" style:family="text">
      <style:text-properties fo:color="#ce181e"/>
    </style:style>
    <style:style style:name="T2" style:family="text">
      <style:text-properties fo:color="#00a65d"/>
    </style:style>
    <style:style style:name="T3" style:family="text">
      <style:text-properties fo:color="#00a65d" officeooo:rsid="001627da"/>
    </style:style>
    <style:style style:name="T4" style:family="text">
      <style:text-properties fo:color="#00a65d" officeooo:rsid="002d7a5d"/>
    </style:style>
    <style:style style:name="T5" style:family="text">
      <style:text-properties fo:color="#00a65d" fo:font-weight="bold" officeooo:rsid="003c5c9c" style:font-weight-asian="bold" style:font-weight-complex="bold"/>
    </style:style>
    <style:style style:name="T6" style:family="text">
      <style:text-properties fo:color="#5c2d91"/>
    </style:style>
    <style:style style:name="T7" style:family="text">
      <style:text-properties fo:color="#009353"/>
    </style:style>
    <style:style style:name="T8" style:family="text">
      <style:text-properties fo:color="#ed1c24"/>
    </style:style>
    <style:style style:name="T9" style:family="text">
      <style:text-properties fo:color="#0066b3"/>
    </style:style>
    <style:style style:name="T10" style:family="text">
      <style:text-properties fo:color="#0066b3" fo:font-weight="bold" style:font-weight-asian="bold" style:font-weight-complex="bold"/>
    </style:style>
    <style:style style:name="T11" style:family="text">
      <style:text-properties fo:color="#0066b3" fo:font-weight="bold" officeooo:rsid="003c5c9c" style:font-weight-asian="bold" style:font-weight-complex="bold"/>
    </style:style>
    <style:style style:name="T12" style:family="text">
      <style:text-properties fo:color="#0066b3" officeooo:rsid="003c5c9c"/>
    </style:style>
    <style:style style:name="T13" style:family="text">
      <style:text-properties fo:color="#00864b"/>
    </style:style>
    <style:style style:name="T14" style:family="text">
      <style:text-properties fo:color="#820f71"/>
    </style:style>
    <style:style style:name="T15" style:family="text">
      <style:text-properties officeooo:rsid="00125351"/>
    </style:style>
    <style:style style:name="T16" style:family="text">
      <style:text-properties fo:color="#1c3687"/>
    </style:style>
    <style:style style:name="T17" style:family="text">
      <style:text-properties fo:color="#1c3687" officeooo:rsid="00125351"/>
    </style:style>
    <style:style style:name="T18" style:family="text">
      <style:text-properties fo:color="#1c3687" fo:font-weight="bold" style:font-weight-asian="bold" style:font-weight-complex="bold"/>
    </style:style>
    <style:style style:name="T19" style:family="text">
      <style:text-properties fo:color="#1c3687" fo:font-weight="bold" officeooo:rsid="001627da" style:font-weight-asian="bold" style:font-weight-complex="bold"/>
    </style:style>
    <style:style style:name="T20" style:family="text">
      <style:text-properties fo:color="#1c3687" fo:font-weight="bold" officeooo:rsid="0018218b" style:font-weight-asian="bold" style:font-weight-complex="bold"/>
    </style:style>
    <style:style style:name="T21" style:family="text">
      <style:text-properties fo:color="#1c3687" fo:font-weight="bold" officeooo:rsid="001ef9b0" style:font-weight-asian="bold" style:font-weight-complex="bold"/>
    </style:style>
    <style:style style:name="T22" style:family="text">
      <style:text-properties fo:color="#1c3687" fo:font-weight="bold" officeooo:rsid="002c63d3" style:font-weight-asian="bold" style:font-weight-complex="bold"/>
    </style:style>
    <style:style style:name="T23" style:family="text">
      <style:text-properties fo:color="#1c3687" fo:font-weight="bold" officeooo:rsid="0036fcdf" style:font-weight-asian="bold" style:font-weight-complex="bold"/>
    </style:style>
    <style:style style:name="T24" style:family="text">
      <style:text-properties fo:color="#1c3687" fo:font-weight="bold" officeooo:rsid="003d5bd7" style:font-weight-asian="bold" style:font-weight-complex="bold"/>
    </style:style>
    <style:style style:name="T25" style:family="text">
      <style:text-properties fo:color="#1c3687" officeooo:rsid="002779b8"/>
    </style:style>
    <style:style style:name="T26" style:family="text">
      <style:text-properties fo:color="#1c3687" officeooo:rsid="002b6cb4"/>
    </style:style>
    <style:style style:name="T27" style:family="text">
      <style:text-properties fo:color="#1c3687" officeooo:rsid="002c110e"/>
    </style:style>
    <style:style style:name="T28" style:family="text">
      <style:text-properties fo:color="#1c3687" officeooo:rsid="002d7a5d"/>
    </style:style>
    <style:style style:name="T29" style:family="text">
      <style:text-properties fo:color="#1c3687" officeooo:rsid="0050bcac"/>
    </style:style>
    <style:style style:name="T30" style:family="text">
      <style:text-properties fo:color="#000000"/>
    </style:style>
    <style:style style:name="T31" style:family="text">
      <style:text-properties fo:color="#000000" officeooo:rsid="00125351"/>
    </style:style>
    <style:style style:name="T32" style:family="text">
      <style:text-properties fo:color="#000000" officeooo:rsid="0012c2aa"/>
    </style:style>
    <style:style style:name="T33" style:family="text">
      <style:text-properties fo:color="#000000" officeooo:rsid="001627da"/>
    </style:style>
    <style:style style:name="T34" style:family="text">
      <style:text-properties fo:color="#000000" officeooo:rsid="00338c98"/>
    </style:style>
    <style:style style:name="T35" style:family="text">
      <style:text-properties fo:color="#000000" fo:font-weight="bold" officeooo:rsid="0043b397" style:font-weight-asian="bold" style:font-weight-complex="bold"/>
    </style:style>
    <style:style style:name="T36" style:family="text">
      <style:text-properties fo:color="#000000" fo:font-weight="bold" officeooo:rsid="00454001" style:font-weight-asian="bold" style:font-weight-complex="bold"/>
    </style:style>
    <style:style style:name="T37" style:family="text">
      <style:text-properties fo:color="#000000" fo:font-weight="bold" officeooo:rsid="004c3ad0" style:font-weight-asian="bold" style:font-weight-complex="bold"/>
    </style:style>
    <style:style style:name="T38" style:family="text">
      <style:text-properties fo:color="#000000" officeooo:rsid="004ef7d7"/>
    </style:style>
    <style:style style:name="T39" style:family="text">
      <style:text-properties officeooo:rsid="0012c2aa"/>
    </style:style>
    <style:style style:name="T40" style:family="text">
      <style:text-properties officeooo:rsid="001627da"/>
    </style:style>
    <style:style style:name="T41" style:family="text">
      <style:text-properties officeooo:rsid="00197d16"/>
    </style:style>
    <style:style style:name="T42" style:family="text">
      <style:text-properties officeooo:rsid="001b43d4"/>
    </style:style>
    <style:style style:name="T43" style:family="text">
      <style:text-properties officeooo:rsid="001e34e5"/>
    </style:style>
    <style:style style:name="T44" style:family="text">
      <style:text-properties officeooo:rsid="00272c3e"/>
    </style:style>
    <style:style style:name="T45" style:family="text">
      <style:text-properties fo:color="#95231f" fo:font-weight="bold" officeooo:rsid="0030d051" style:font-weight-asian="bold" style:font-weight-complex="bold"/>
    </style:style>
    <style:style style:name="T46" style:family="text">
      <style:text-properties fo:color="#00b274"/>
    </style:style>
    <style:style style:name="T47" style:family="text">
      <style:text-properties fo:color="#00b274" officeooo:rsid="0036fcdf"/>
    </style:style>
    <style:style style:name="T48" style:family="text">
      <style:text-properties fo:color="#94070a" fo:font-weight="bold" officeooo:rsid="00368d44" style:font-weight-asian="bold" style:font-weight-complex="bold"/>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fo:font-weight="bold" officeooo:rsid="003f8673" style:font-size-asian="10pt" style:font-weight-asian="bold" style:font-size-complex="10pt" style:font-weight-complex="bold"/>
    </style:style>
    <style:style style:name="T51" style:family="text">
      <style:text-properties fo:font-size="10pt" fo:font-weight="bold" officeooo:rsid="003f8673"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3d5bd7" style:font-weight-asian="bold" style:font-weight-complex="bold"/>
    </style:style>
    <style:style style:name="T54" style:family="text">
      <style:text-properties fo:font-weight="bold" officeooo:rsid="0043b397" style:font-weight-asian="bold" style:font-weight-complex="bold"/>
    </style:style>
    <style:style style:name="T55" style:family="text">
      <style:text-properties fo:font-weight="bold" officeooo:rsid="004a3784" style:font-weight-asian="bold" style:font-weight-complex="bold"/>
    </style:style>
    <style:style style:name="T56" style:family="text">
      <style:text-properties fo:color="#21409a" fo:font-weight="bold" style:font-weight-asian="bold" style:font-weight-complex="bold"/>
    </style:style>
    <style:style style:name="T57" style:family="text">
      <style:text-properties fo:color="#21409a" fo:font-weight="bold" officeooo:rsid="0036fcdf" style:font-weight-asian="bold" style:font-weight-complex="bold"/>
    </style:style>
    <style:style style:name="T58" style:family="text">
      <style:text-properties fo:color="#21409a" fo:font-weight="bold" officeooo:rsid="0038d4ac" style:font-weight-asian="bold" style:font-weight-complex="bold"/>
    </style:style>
    <style:style style:name="T59" style:family="text">
      <style:text-properties fo:color="#21409a" fo:font-weight="bold" officeooo:rsid="003a32ee" style:font-weight-asian="bold" style:font-weight-complex="bold"/>
    </style:style>
    <style:style style:name="T60" style:family="text">
      <style:text-properties fo:color="#21409a" fo:font-weight="bold" officeooo:rsid="003d5bd7" style:font-weight-asian="bold" style:font-weight-complex="bold"/>
    </style:style>
    <style:style style:name="T61" style:family="text">
      <style:text-properties officeooo:rsid="003c5c9c"/>
    </style:style>
    <style:style style:name="T62" style:family="text">
      <style:text-properties officeooo:rsid="003d5bd7"/>
    </style:style>
    <style:style style:name="T63" style:family="text">
      <style:text-properties fo:color="#182f7c" fo:font-weight="bold" style:font-weight-asian="bold" style:font-weight-complex="bold"/>
    </style:style>
    <style:style style:name="T64" style:family="text">
      <style:text-properties fo:color="#182f7c" fo:font-weight="bold" officeooo:rsid="003d5bd7" style:font-weight-asian="bold" style:font-weight-complex="bold"/>
    </style:style>
    <style:style style:name="T65" style:family="text">
      <style:text-properties officeooo:rsid="003f86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text:p>
      <text:p text:style-name="P27"><text:span text:style-name="T7">From the experimental point of view, the authors mention in Section 2 that an RPC based detector is being developed for tomographic applications but, as reported in the Summary section, the design is still ongoing and no preliminary data was reported for the prototype (2 xy planes). </text:span><text:s/><text:span text:style-name="T11">(Added hit plots from experimental data)</text:span></text:p>
      <text:p text:style-name="P27"><text:span text:style-name="T11"/></text:p>
      <text:p text:style-name="P35"><text:span text:style-name="T61">A. </text:span>Preliminary data from RPC detector is now reported in the paper which shows the Strip profile and 3D hit plot of <text:s/>each detector using cosmic muons.</text:p>
      <text:p text:style-name="P27"/>
      <text:p text:style-name="P32"><text:span text:style-name="T13">Further, the target requirements and application context for the detector in development was not discussed. This makes hard to evaluate how the planned detector compares to existing gas detectors used for tomography. </text:span></text:p>
      <text:p text:style-name="P32"><text:span text:style-name="T38">A. To Detect and discriminate high Z material from low Z material.</text:span><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text:p>
      <text:p text:style-name="P31"/>
      <text:p text:style-name="P31">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 </text:p>
      <text:p text:style-name="P27"><text:span text:style-name="T11">(Added detailed catption to fig 5. ie. Angular distribution)</text:span></text:p>
      <text:p text:style-name="P27"><text:span text:style-name="T5">(Need to add detailed caption to results)</text:span><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ext:soft-page-break/>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text:p>
      <text:p text:style-name="P27"/>
      <text:p text:style-name="P27"/>
      <text:p text:style-name="P28">Please extend the list of references. Below we report, as an example, a possible list of relevant works in this area we are aware of.<text:line-break/></text:p>
      <text:p text:style-name="P33"><text:span text:style-name="T65">(S. Riggi )</text:span>Design of a muonic tomographic detector to scan travelling containers <text:span text:style-name="T65">(Muon Portal) (Covers ref num 14 &amp; 17)</text:span></text:p>
      <text:p text:style-name="P34"><text:span text:style-name="T51">(M. </text:span><text:span text:style-name="T50">Benettoni) </text:span><text:span text:style-name="T49">Noise reduction in muon tomography for detecting high density objects</text:span></text:p>
      <text:p text:style-name="P29"/>
      <text:p text:style-name="P29"><text:span text:style-name="T55">(FOR INTRODUCTION)</text:span><text:line-break/>   Pioneer works<text:line-break/>     E.P. George, Commonwealth Engineer (1955) 455. <text:s/><text:span text:style-name="T62">(1)</text:span><text:line-break/>     L.W. Alvarez et al., Science 167 (1970) 832. <text:s/><text:span text:style-name="T62">(2)</text:span><text:line-break/>     K. Nagamine, et al., Nucl. Instr. and Meth. A 356 (1995) 585. <text:span text:style-name="T62">(3)</text:span><text:line-break/><text:span text:style-name="T63">     K.N. Borozdin et al., Nature 422 (2003) 277. <text:s/></text:span><text:span text:style-name="T64">(4) </text:span><text:span text:style-name="T36">(ADDED)</text:span><text:line-break/><text:span text:style-name="T63">     L.J. Schultz, et al., Nucl. Instr. and Meth. A 519 (2004) 687. </text:span><text:span text:style-name="T64">(5) </text:span><text:span text:style-name="T36">(ADDED)</text:span><text:line-break/><text:span text:style-name="T63">     L.J. Schultz, et al., IEEE Trans. Image Process. 16 (2007) 1985 </text:span><text:span text:style-name="T64">(6) </text:span><text:span text:style-name="T35">(Already quoted in paper)</text:span><text:line-break/></text:p>
      <text:p text:style-name="P29"><text:span text:style-name="T55">(FOR ALGORITHM)</text:span><text:line-break/>    Muon Tomography Algorithms<text:line-break/>     <text:span text:style-name="T56">S. Riggi et al., NIM A 728 (2013), 59-68 </text:span><text:span text:style-name="T60">(7) </text:span><text:span text:style-name="T36">(ADDED)</text:span><text:line-break/>     D. Poulson et al., NIM A 842 (2017), 48-53 <text:span text:style-name="T62">(8)</text:span><text:line-break/>    <text:span text:style-name="T56"> M. Benettoni et al., JINST 2013 8P12007 </text:span><text:span text:style-name="T60">(9) </text:span><text:span text:style-name="T36">(ADDED)</text:span><text:line-break/>     <text:span text:style-name="T56">S.Chen et al., JINST 9 (2014) no. 10, C10022 </text:span><text:span text:style-name="T60">(10) </text:span><text:span text:style-name="T36">(ADDED)</text:span><text:line-break/></text:p>
      <text:p text:style-name="P30"><text:span text:style-name="T55">(FOR HARDWARE)</text:span><text:line-break/>    Plastic scintillator/fibre detectors for muon tomography<text:line-break/>     F. Riggi et al., NIM A 912, 21 (2018) 16-19 <text:span text:style-name="T62">(11)</text:span><text:line-break/>     A. Clarkson et al, NIM A 745 (2014) 138-149 <text:span text:style-name="T62">(12)</text:span><text:line-break/>     V. Anghel et al, NIM A 798 (2015) 12-23 <text:span text:style-name="T62">(13)</text:span><text:line-break/><text:line-break/>    Gas detectors/RPC for muon tomography<text:line-break/>   <text:span text:style-name="T18">  S. Pesente et al., NIM A 604 (2009), 738-746 </text:span><text:span text:style-name="T24">(14) </text:span><text:span text:style-name="T37">(ADDED)</text:span><text:line-break/><text:span text:style-name="T56">     </text:span><text:span text:style-name="T63">P. Baesso et al., 2013 JINST 8 P08006 </text:span><text:span text:style-name="T64">(15) </text:span><text:span text:style-name="T37">(ADDED)</text:span><text:line-break/><text:span text:style-name="T52">     X. Wang et al, NIM A 784 (2015) 390-393 </text:span><text:span text:style-name="T53">(16) <text:s/></text:span><text:span text:style-name="T54">(Already quoted in paper)</text:span><text:line-break/><text:line-break/>    GEM Detectors for muon tomography<text:line-break/><text:span text:style-name="T18">     K. Gnanvo, et al., Proc. IEEE NSSMIC 2010, NI19-90, pp. 552-559, arXiv:1011.3231 </text:span><text:span text:style-name="T24">(17) <text:s/></text:span></text:p>
      <text:p text:style-name="P28"><text:span text:style-name="T24">(Above Muon Portal Ref)</text:span><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5">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7"/>
      <text:p text:style-name="P9">A. In simulation where we have considered exact hit point, the track is simply the straight line connecting the hit.</text:p>
      <text:p text:style-name="P9"><text:soft-page-break/>One line for incoming track and other for the outgoing track. When we are considering the strip of 3 cm width then</text:p>
      <text:p text:style-name="P1"><text:span text:style-name="T17">the track is basically the straight line fit for the center of hitted pixel.</text:span><text:span text:style-name="T2"><text:line-break/><text:line-break/></text:span><text:span text:style-name="T31">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8"/>
      <text:p text:style-name="P1"><text:span text:style-name="T17">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31">Q. </text:span><text:span text:style-name="T30">-</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8"/>
      <text:p text:style-name="P11">A. Threshold value is calculated without any assumption of object position. Infact after applying threshold we are able to tell the object location visually, <text:span text:style-name="T43">and it can be programmatically determined by calculating the cluseter and centroid of cluster as the object location.</text:span> The value is calculated based on the processing of Voxels. <text:span text:style-name="T43">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8"/>
      <text:p text:style-name="P2"><text:span text:style-name="T31">Q. </text:span><text:span text:style-name="T2">Does the threshold set depend on exposure time/number of muon events? In other words, is the threshold dynamically/adaptively computed during the volume scanning time? Or is it fixed? </text:span></text:p>
      <text:p text:style-name="P18"/>
      <text:p text:style-name="P9">A. Yes Threshold value depends on exposure time/number of muon events, <text:span text:style-name="T39">and is computed dynamically. For different exposure time we we get different threshold value.</text:span></text:p>
      <text:p text:style-name="P9"/>
      <text:p text:style-name="P2"><text:span text:style-name="T32">Q. </text:span><text:span text:style-name="T2">Does the threshold vary from a scenario to another (for example from the scenario with only lead objects in Fig. 1 to the one with only iron objects in Fig. 19)? </text:span></text:p>
      <text:p text:style-name="P19"/>
      <text:p text:style-name="P10">A. Yes it vary from one scenario to another. For dense object you get dense cluster of PoCA point in the voxel where the dense material is placed.</text:p>
      <text:p text:style-name="P3"/>
      <text:p text:style-name="P15"><text:span text:style-name="T40">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16"/>
      <text:p text:style-name="P16">A. Yes PoCA point count depends on detector geometrical acceptance. <text:span text:style-name="T44">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44">es</text:span> the center in the along the Z axis, and then it agains starts decreasing as expected. <text:s/></text:p>
      <text:p text:style-name="P13"/>
      <text:p text:style-name="P5"><text:span text:style-name="T2"><text:s/></text:span><text:span text:style-name="T33">Q.</text:span><text:span text:style-name="T3">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21"/>
      <text:p text:style-name="P5"><text:span text:style-name="T25">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7">as shown in figure 11 &amp; 12, </text:span><text:span text:style-name="T25">and hence distinguish it from the voxels where scatterer is not placed. </text:span><text:span text:style-name="T26">Its completely independent of object location, </text:span><text:span text:style-name="T27">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soft-page-break/><text:line-break/><text:span text:style-name="T2">- It would be useful to report in Section 4.2.2 a Figure (before Fig. 11) showing POCA voxel counts distribution to show the population normality assumed in the Chauvenet criterion.</text:span></text:p>
      <text:p text:style-name="P22"/>
      <text:p text:style-name="P7"><text:span text:style-name="T19">A. Figure 11 &amp; 12 is showing the same thing. i.e. it shows the distribution of </text:span><text:span text:style-name="T20">PoCA points in Voxels </text:span><text:span text:style-name="T21">numbers as the bins.</text:span><text:span text:style-name="T2"><text:line-break/></text:span><text:line-break/><text:span text:style-name="T14">-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46">-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p>
      <text:p text:style-name="P24"/>
      <text:p text:style-name="P7"><text:span text:style-name="T34">A. Done, TPR-&gt;TPDR, FPR-&gt;FPDR </text:span><text:span text:style-name="T48">(MAY BE WE SHOULD ALSO ADD SOME MORE EXPLAINATION)</text:span><text:span text:style-name="T6"><text:line-break/></text:span><text:line-break/><text:span text:style-name="T41">Q</text:span><text:span text:style-name="T7">-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4"/>
      <text:p text:style-name="P12">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42">result</text:span> in bigger denominator and hence lower the TPR value. <text:span text:style-name="T42">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6"><text:span text:style-name="T7">- It would be useful for the reader to see in the paper a detailed analysis of threshold computation (see comment above)</text:span> <text:span text:style-name="T8">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4">Q.</text:span><text:span text:style-name="T2"> Did the authors investigate different methods for outlier rejection (besides Chauvenet's criterion)? It would be useful to provide indications or a discussion of the best one to be used as POCA pre-processor for tomography applications</text:span></text:p>
      <text:p text:style-name="P14"/>
      <text:p text:style-name="P23">A. We have investigated various clustering and outlier detection algorithm like DBSCAN, KMeans, ABOD. All these algorithm are supervised and needs input the number of clusters that we want to find, and also the location of objects</text:p>
      <text:p text:style-name="P6"><text:span text:style-name="T28">so that the outlier for the cluster at the specified locations can be rejected. On the other hand the voxelization based algorithm proposed in the paper makes use of counts in the voxel and Chauvenet’s criteria to chose the threshold, to determine if the voxel can be considered as signal or background. </text:span><text:span text:style-name="T45">(ADD THE CORRESPONDING TEXT IN THE PAPER)</text:span><text:span text:style-name="T16"><text:line-break/></text:span><text:line-break/><text:span text:style-name="T4">Q.</text:span><text:span text:style-name="T13"> Please report results (e.g. in Fig. 14) as a function of the voxel size in cm^3 (which is independent of volume size) rather than as a function of number of voxels (which depends on the volume size inspected).</text:span></text:p>
      <text:p text:style-name="P25"/>
      <text:p text:style-name="P26"><text:span text:style-name="T28">A. </text:span><text:span text:style-name="T29">Done</text:span><text:line-break/><text:line-break/>== Minor comments/suggestions ==<text:line-break/>- Separate units from value throughout the paper, e.g. in Section 2 180cm--&gt;180 cm. <text:span text:style-name="T57">(Done)</text:span><text:line-break/>- Review text to define acronyms used, e.g. NPD (Nuclear Physics Division)? <text:span text:style-name="T57">(Done)</text:span><text:line-break/>- "Simulation" in lower case (e.g. beginning of Section 3 and in other parts) <text:span text:style-name="T57">(Done)</text:span><text:line-break/><text:span text:style-name="T46">- Many typos found, e.g. Pont of Closest Approach (section 4.1), missing punctuations, missing blank spaces after commas, etc </text:span><text:span text:style-name="T47">(Continuous progress)</text:span><text:line-break/><text:span text:style-name="T46">- Review english style and correct typos (correct verb per subject, etc) </text:span><text:span text:style-name="T47">(Continuous progress)</text:span><text:line-break/><text:soft-page-break/>- Use same number of significant digits in numbers and relative errors, e.g. m=... , n=2.025 +- 0.016666 in Section 3. <text:span text:style-name="T57">(Done)</text:span><text:line-break/>- Remove Fig. 4 and leave only Fig. 5 with fit results (m, n parameters) shown in the plot. Improve the figure caption with more details : <text:span text:style-name="T22">Fig 4 Removed </text:span><text:span text:style-name="T23">(Done)</text:span><text:line-break/><text:span text:style-name="T30">-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 </text:span><text:span text:style-name="T59">(Done , added in section 5)</text:span><text:line-break/>- What is the background volume material used in the simulation? Air or other materials? Please add in the relevant section (e.g. Section 3.1). <text:span text:style-name="T57">(Done, specified air as background volume)</text:span><text:line-break/>- Consider to remove the text at the beginning of section 4. (up to text "for individual muons.") as already discussed before. <text:span text:style-name="T59">(Done)</text:span><text:line-break/>- Consider to remove Section 2.3 and include it (in a short and concise version) at the beginning of section 2. <text:span text:style-name="T58">(Done)</text:span><text:line-break/><text:span text:style-name="T46">- Consider to add a Figure near Fig. 1 showing RPC + SCINTILLATOR layout with detector sizes reported<text:line-break/>- Consider to remove verbose texts, for example "Using multiple scattering muon tomography [...] atomic number of the material [13]"<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8-01T12:39:18.642988901</dc:date>
    <meta:editing-duration>P21DT14H52S</meta:editing-duration>
    <meta:editing-cycles>35</meta:editing-cycles>
    <meta:generator>LibreOffice/6.0.7.3$Linux_X86_64 LibreOffice_project/00m0$Build-3</meta:generator>
    <meta:document-statistic meta:table-count="0" meta:image-count="0" meta:object-count="0" meta:page-count="5" meta:paragraph-count="35" meta:word-count="3026" meta:character-count="18194" meta:non-whitespace-character-count="15039"/>
  </office:meta>
</office:document-meta>
</file>